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Linear Regression with Gradient Descent and Visualization</text:span><text:span text:style-name="T2"/></text:p>
      <text:p text:style-name="P1"><text:span text:style-name="T2">import numpy as np</text:span></text:p>
      <text:p text:style-name="P1"><text:span text:style-name="T2">import matplotlib.pyplot as plt</text:span></text:p>
      <text:p text:style-name="P1"><text:span text:style-name="T2"/></text:p>
      <text:p text:style-name="P1"><text:span text:style-name="T2">X = np.asarray([10, 5, 10, 23, 16])</text:span></text:p>
      <text:p text:style-name="P1"><text:span text:style-name="T2">Y = np.asarray([34, 22, 15, 23, 17])</text:span></text:p>
      <text:p text:style-name="P1"><text:span text:style-name="T2"/></text:p>
      <text:p text:style-name="P1"><text:span text:style-name="T2">b1, b0 = 0, 0<text:s text:c="2"/># slope and intercept</text:span></text:p>
      <text:p text:style-name="P1"><text:span text:style-name="T2">L = 0.001<text:s text:c="2"/># Learning Rate</text:span></text:p>
      <text:p text:style-name="P1"><text:span text:style-name="T2">epochs = 20<text:s text:c="2"/># Number of iterations</text:span></text:p>
      <text:p text:style-name="P1"><text:span text:style-name="T2">n = np.size(X)<text:s text:c="2"/># Number of elements in X</text:span></text:p>
      <text:p text:style-name="P1"><text:span text:style-name="T2"/></text:p>
      <text:p text:style-name="P1"><text:span text:style-name="T2">b1_history = []</text:span></text:p>
      <text:p text:style-name="P1"><text:span text:style-name="T2">loss_history = []</text:span></text:p>
      <text:p text:style-name="P1"><text:span text:style-name="T2"/></text:p>
      <text:p text:style-name="P1"><text:span text:style-name="T2">for i in range(epochs):</text:span></text:p>
      <text:p text:style-name="P1"><text:span text:style-name="T2"><text:s text:c="4"/># Predicted value of Y</text:span></text:p>
      <text:p text:style-name="P1"><text:span text:style-name="T2"><text:s text:c="4"/>Y_pred = b1 * X + b0</text:span></text:p>
      <text:p text:style-name="P1"><text:span text:style-name="T2"><text:s text:c="4"/></text:span></text:p>
      <text:p text:style-name="P1"><text:span text:style-name="T2"><text:s text:c="4"/>loss = (1/n) * np.sum((Y - Y_pred) ** 2)</text:span></text:p>
      <text:p text:style-name="P1"><text:span text:style-name="T2"><text:s text:c="4"/></text:span></text:p>
      <text:p text:style-name="P1"><text:span text:style-name="T2"><text:s text:c="4"/>b1_history.append(b1)</text:span></text:p>
      <text:p text:style-name="P1"><text:span text:style-name="T2"><text:s text:c="4"/>loss_history.append(loss)</text:span></text:p>
      <text:p text:style-name="P1"><text:span text:style-name="T2"><text:s text:c="4"/></text:span></text:p>
      <text:p text:style-name="P1"><text:span text:style-name="T2"><text:s text:c="4"/>D_b1 = (-2/n) * np.sum(X * (Y - Y_pred))<text:s text:c="2"/># Derivative w.r.t b1</text:span></text:p>
      <text:p text:style-name="P1"><text:span text:style-name="T2"><text:s text:c="4"/>D_b0 = (-2/n) * np.sum(Y - Y_pred)<text:s text:c="8"/># Derivative w.r.t b0</text:span></text:p>
      <text:p text:style-name="P1"><text:span text:style-name="T2"><text:s text:c="4"/></text:span></text:p>
      <text:p text:style-name="P1"><text:span text:style-name="T2"><text:s text:c="4"/>b1 = b1 - L * D_b1</text:span></text:p>
      <text:p text:style-name="P1"><text:span text:style-name="T2"><text:s text:c="4"/>b0 = b0 - L * D_b0</text:span></text:p>
      <text:p text:style-name="P1"><text:span text:style-name="T2"/></text:p>
      <text:p text:style-name="P1"><text:span text:style-name="T2">print(f"Final coefficients: b1={b1}, b0={b0}")</text:span></text:p>
      <text:p text:style-name="P1"><text:span text:style-name="T2"/></text:p>
      <text:p text:style-name="P1"><text:span text:style-name="T2">Y_pred = b1 * X + b0</text:span></text:p>
      <text:p text:style-name="P1"><text:span text:style-name="T2"/></text:p>
      <text:p text:style-name="P1"><text:span text:style-name="T2">mse = np.mean((Y - Y_pred) ** 2)</text:span></text:p>
      <text:p text:style-name="P1"><text:span text:style-name="T2">print("MSE:", mse)</text:span></text:p>
      <text:p text:style-name="P1"><text:span text:style-name="T2"/></text:p>
      <text:p text:style-name="P1"><text:span text:style-name="T2">r2_score = 1 - (np.sum((Y - Y_pred) ** 2) / np.sum((Y - np.mean(Y)) ** 2))</text:span></text:p>
      <text:p text:style-name="P1"><text:span text:style-name="T2">print("Coefficient of determination (R²):", r2_score)</text:span></text:p>
      <text:p text:style-name="P1"><text:span text:style-name="T2"/></text:p>
      <text:p text:style-name="P1"><text:span text:style-name="T2">plt.figure(figsize=(8, 6))</text:span></text:p>
      <text:p text:style-name="P1"><text:span text:style-name="T2">plt.plot(range(n), Y, 'o-', label="Actual", color="blue")</text:span></text:p>
      <text:p text:style-name="P1"><text:span text:style-name="T2">plt.plot(range(n), Y_pred, 'x', label="Predicted", color="red")</text:span></text:p>
      <text:p text:style-name="P1"><text:span text:style-name="T2">plt.title("Actual vs Predicted Values")</text:span></text:p>
      <text:p text:style-name="P1"><text:span text:style-name="T2">plt.xlabel("Index")</text:span></text:p>
      <text:p text:style-name="P1"><text:span text:style-name="T2">plt.ylabel("Y")</text:span></text:p>
      <text:p text:style-name="P1"><text:span text:style-name="T2">plt.legend()</text:span></text:p>
      <text:p text:style-name="P1"><text:span text:style-name="T2">plt.grid()</text:span></text:p>
      <text:p text:style-name="P1"><text:span text:style-name="T2">plt.show()</text:span></text:p>
      <text:p text:style-name="P1"><text:span text:style-name="T2"/></text:p>
      <text:p text:style-name="P1"><text:span text:style-name="T2">plt.figure(figsize=(10, 6))</text:span></text:p>
      <text:p text:style-name="P1"><text:span text:style-name="T2">plt.plot(loss_history, label='Loss')</text:span></text:p>
      <text:p text:style-name="P1"><text:span text:style-name="T2">plt.title("Gradient Descent Progression")</text:span></text:p>
      <text:p text:style-name="P1"><text:span text:style-name="T2">plt.xlabel('Iteration')</text:span></text:p>
      <text:p text:style-name="P1"><text:span text:style-name="T2">plt.ylabel('Loss (Mean Squared Error)')</text:span></text:p>
      <text:p text:style-name="P1"><text:span text:style-name="T2">plt.legend()</text:span></text:p>
      <text:p text:style-name="P1"><text:span text:style-name="T2">plt.grid()</text:span></text:p>
      <text:p text:style-name="P1"><text:span text:style-name="T2">plt.show()</text:span></text:p>
      <text:p text:style-name="P2"><draw:frame text:anchor-type="as-char" svg:width="152.40mm" svg:height="112.40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4.67mm" style:rel-width="scale" style:rel-height="scale"><draw:object-ole xlink:href="OleObj2"/><draw:image xlink:href="ObjectReplacements/OleObj2"/></draw:frame><text:span text:style-name="T2"/></text:p>
      <text:p text:style-name="P2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